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8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71" calcext:value-type="float">
            <text:p>-2397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7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4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3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20:37.261992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21T10:33:37.390416446</dc:date>
    <meta:editing-duration>PT14H21M16S</meta:editing-duration>
    <meta:editing-cycles>150</meta:editing-cycles>
    <meta:document-statistic meta:table-count="1" meta:cell-count="27161" meta:object-count="0"/>
  </office:meta>
</office:document-meta>
</file>